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5.981cm" fo:margin-left="0.026cm" table:align="left" style:writing-mode="lr-tb"/>
    </style:style>
    <style:style style:name="Tabelle3.A" style:family="table-column">
      <style:table-column-properties style:column-width="0.827cm"/>
    </style:style>
    <style:style style:name="Tabelle3.B" style:family="table-column">
      <style:table-column-properties style:column-width="2.321cm"/>
    </style:style>
    <style:style style:name="Tabelle3.C" style:family="table-column">
      <style:table-column-properties style:column-width="3.916cm"/>
    </style:style>
    <style:style style:name="Tabelle3.D" style:family="table-column">
      <style:table-column-properties style:column-width="1.72cm"/>
    </style:style>
    <style:style style:name="Tabelle3.E" style:family="table-column">
      <style:table-column-properties style:column-width="1.508cm"/>
    </style:style>
    <style:style style:name="Tabelle3.F" style:family="table-column">
      <style:table-column-properties style:column-width="1.535cm"/>
    </style:style>
    <style:style style:name="Tabelle3.G" style:family="table-column">
      <style:table-column-properties style:column-width="4.154cm"/>
    </style:style>
    <style:style style:name="Tabelle3.1" style:family="table-row">
      <style:table-row-properties fo:keep-together="auto"/>
    </style:style>
    <style:style style:name="Tabelle3.A1" style:family="table-cell">
      <style:table-cell-properties fo:background-color="#83caff" fo:padding-left="0.018cm" fo:padding-right="0.018cm" fo:padding-top="0cm" fo:padding-bottom="0cm" fo:border-left="0.25pt solid #000001" fo:border-right="none" fo:border-top="0.25pt solid #000001" fo:border-bottom="0.25pt solid #000001">
        <style:background-image/>
      </style:table-cell-properties>
    </style:style>
    <style:style style:name="Tabelle3.G1" style:family="table-cell">
      <style:table-cell-properties fo:background-color="#83caff" fo:padding-left="0.018cm" fo:padding-right="0.018cm" fo:padding-top="0cm" fo:padding-bottom="0cm" fo:border="0.25pt solid #000001">
        <style:background-image/>
      </style:table-cell-properties>
    </style:style>
    <style:style style:name="Tabelle3.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3.G2"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elle2" style:family="table">
      <style:table-properties style:width="16.002cm" table:align="margins" style:writing-mode="lr-tb"/>
    </style:style>
    <style:style style:name="Tabelle2.A" style:family="table-column">
      <style:table-column-properties style:column-width="3.122cm" style:rel-column-width="12786*"/>
    </style:style>
    <style:style style:name="Tabelle2.B" style:family="table-column">
      <style:table-column-properties style:column-width="2.54cm" style:rel-column-width="10402*"/>
    </style:style>
    <style:style style:name="Tabelle2.C" style:family="table-column">
      <style:table-column-properties style:column-width="2.339cm" style:rel-column-width="9578*"/>
    </style:style>
    <style:style style:name="Tabelle2.D" style:family="table-column">
      <style:table-column-properties style:column-width="2.667cm" style:rel-column-width="10922*"/>
    </style:style>
    <style:style style:name="Tabelle2.F" style:family="table-column">
      <style:table-column-properties style:column-width="2.667cm" style:rel-column-width="10925*"/>
    </style:style>
    <style:style style:name="Tabel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666666" fo:padding="0.097cm" fo:border="0.05pt solid #000000">
        <style:background-image/>
      </style:table-cell-properties>
    </style:style>
    <style:style style:name="Tabelle2.B2" style:family="table-cell">
      <style:table-cell-properties fo:background-color="#666666" fo:padding="0.097cm" fo:border-left="0.05pt solid #000000" fo:border-right="none" fo:border-top="none" fo:border-bottom="0.05pt solid #000000">
        <style:background-image/>
      </style:table-cell-properties>
    </style:style>
    <style:style style:name="Tabelle2.F2" style:family="table-cell">
      <style:table-cell-properties fo:background-color="#666666" fo:padding="0.097cm" fo:border-left="0.05pt solid #000000" fo:border-right="0.05pt solid #000000" fo:border-top="none" fo:border-bottom="0.05pt solid #000000">
        <style:background-image/>
      </style:table-cell-properties>
    </style:style>
    <style:style style:name="Tabelle2.A3" style:family="table-cell">
      <style:table-cell-properties fo:background-color="#999999" fo:padding="0.097cm" fo:border-left="0.05pt solid #000000" fo:border-right="none" fo:border-top="none" fo:border-bottom="0.05pt solid #000000">
        <style:background-image/>
      </style:table-cell-properties>
    </style:style>
    <style:style style:name="Tabelle2.B3" style:family="table-cell">
      <style:table-cell-properties fo:background-color="#ffff00" fo:padding="0.097cm" fo:border-left="0.05pt solid #000000" fo:border-right="none" fo:border-top="none" fo:border-bottom="0.05pt solid #000000">
        <style:background-image/>
      </style:table-cell-properties>
    </style:style>
    <style:style style:name="Tabelle2.C3" style:family="table-cell">
      <style:table-cell-properties fo:background-color="#ff950e" fo:padding="0.097cm" fo:border-left="0.05pt solid #000000" fo:border-right="none" fo:border-top="none" fo:border-bottom="0.05pt solid #000000">
        <style:background-image/>
      </style:table-cell-properties>
    </style:style>
    <style:style style:name="Tabelle2.E3" style:family="table-cell">
      <style:table-cell-properties fo:background-color="#ff0000" fo:padding="0.097cm" fo:border-left="0.05pt solid #000000" fo:border-right="none" fo:border-top="none" fo:border-bottom="0.05pt solid #000000">
        <style:background-image/>
      </style:table-cell-properties>
    </style:style>
    <style:style style:name="Tabelle2.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elle2.B5" style:family="table-cell">
      <style:table-cell-properties fo:background-color="#23ff23" fo:padding="0.097cm" fo:border-left="0.05pt solid #000000" fo:border-right="none" fo:border-top="none" fo:border-bottom="0.05pt solid #000000">
        <style:background-image/>
      </style:table-cell-properties>
    </style:style>
    <style:style style:name="Tabelle2.F6" style:family="table-cell">
      <style:table-cell-properties fo:background-color="#ff950e" fo:padding="0.097cm" fo:border-left="0.05pt solid #000000" fo:border-right="0.05pt solid #000000" fo:border-top="none" fo:border-bottom="0.05pt solid #000000">
        <style:background-image/>
      </style:table-cell-properties>
    </style:style>
    <style:style style:name="Tabelle4" style:family="table">
      <style:table-properties style:width="16.087cm" fo:margin-left="-0.261cm" table:align="left" style:writing-mode="lr-tb"/>
    </style:style>
    <style:style style:name="Tabelle4.A" style:family="table-column">
      <style:table-column-properties style:column-width="1.9cm"/>
    </style:style>
    <style:style style:name="Tabelle4.B" style:family="table-column">
      <style:table-column-properties style:column-width="2.334cm"/>
    </style:style>
    <style:style style:name="Tabelle4.C" style:family="table-column">
      <style:table-column-properties style:column-width="1.64cm"/>
    </style:style>
    <style:style style:name="Tabelle4.D" style:family="table-column">
      <style:table-column-properties style:column-width="1.402cm"/>
    </style:style>
    <style:style style:name="Tabelle4.E" style:family="table-column">
      <style:table-column-properties style:column-width="2.619cm"/>
    </style:style>
    <style:style style:name="Tabelle4.F" style:family="table-column">
      <style:table-column-properties style:column-width="2.752cm"/>
    </style:style>
    <style:style style:name="Tabelle4.G" style:family="table-column">
      <style:table-column-properties style:column-width="3.44cm"/>
    </style:style>
    <style:style style:name="Tabelle4.1" style:family="table-row">
      <style:table-row-properties style:min-row-height="0.947cm" fo:keep-together="auto"/>
    </style:style>
    <style:style style:name="Tabelle4.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4.G1" style:family="table-cell">
      <style:table-cell-properties fo:background-color="#ffffff" fo:padding-left="0.018cm" fo:padding-right="0.018cm" fo:padding-top="0cm" fo:padding-bottom="0cm" fo:border="0.25pt solid #000001">
        <style:background-image/>
      </style:table-cell-properties>
    </style:style>
    <style:style style:name="Tabelle4.2" style:family="table-row">
      <style:table-row-properties fo:keep-together="auto"/>
    </style:style>
    <style:style style:name="Tabelle4.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4.F2" style:family="table-cell">
      <style:table-cell-properties fo:background-color="#ffffff" fo:padding="0.097cm" fo:border-left="0.25pt solid #000001" fo:border-right="none" fo:border-top="none" fo:border-bottom="0.25pt solid #000001">
        <style:background-image/>
      </style:table-cell-properties>
    </style:style>
    <style:style style:name="Tabelle4.G2" style:family="table-cell">
      <style:table-cell-properties fo:background-color="#ffffff" fo:padding="0.097cm" fo:border-left="0.25pt solid #000001" fo:border-right="0.25pt solid #000001" fo:border-top="none" fo:border-bottom="0.25pt solid #000001">
        <style:background-image/>
      </style:table-cell-properties>
    </style:style>
    <style:style style:name="Tabelle4.3" style:family="table-row">
      <style:table-row-properties fo:keep-together="auto"/>
    </style:style>
    <style:style style:name="Tabelle4.4" style:family="table-row">
      <style:table-row-properties fo:keep-together="auto"/>
    </style:style>
    <style:style style:name="Tabelle4.5" style:family="table-row">
      <style:table-row-properties fo:keep-together="auto"/>
    </style:style>
    <style:style style:name="Tabelle4.6" style:family="table-row">
      <style:table-row-properties fo:keep-together="auto"/>
    </style:style>
    <style:style style:name="Tabelle4.7" style:family="table-row">
      <style:table-row-properties fo:keep-together="auto"/>
    </style:style>
    <style:style style:name="Tabelle4.A7" style:family="table-cell">
      <style:table-cell-properties fo:background-color="#ffffff" fo:padding="0.097cm" fo:border-left="none" fo:border-right="none" fo:border-top="0.05pt solid #000000" fo:border-bottom="none">
        <style:background-image/>
      </style:table-cell-properties>
    </style:style>
    <style:style style:name="Tabelle4.B7" style:family="table-cell">
      <style:table-cell-properties fo:background-color="#ffffff" fo:padding="0.097cm" fo:border-left="none" fo:border-right="0.05pt solid #000000" fo:border-top="0.05pt solid #000000" fo:border-bottom="none">
        <style:background-image/>
      </style:table-cell-properties>
    </style:style>
    <style:style style:name="Tabelle5" style:family="table">
      <style:table-properties style:width="16.002cm" table:align="margins" style:writing-mode="lr-tb"/>
    </style:style>
    <style:style style:name="Tabelle5.A" style:family="table-column">
      <style:table-column-properties style:column-width="2.487cm" style:rel-column-width="10185*"/>
    </style:style>
    <style:style style:name="Tabelle5.B" style:family="table-column">
      <style:table-column-properties style:column-width="11.271cm" style:rel-column-width="46160*"/>
    </style:style>
    <style:style style:name="Tabelle5.C" style:family="table-column">
      <style:table-column-properties style:column-width="2.244cm" style:rel-column-width="9190*"/>
    </style:style>
    <style:style style:name="Tabelle5.A1" style:family="table-cell">
      <style:table-cell-properties fo:padding="0.097cm" fo:border="none"/>
    </style:style>
    <style:style style:name="Tabelle5.B1" style:family="table-cell">
      <style:table-cell-properties fo:padding="0.097cm" fo:border-left="none"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none" fo:border-right="0.05pt solid #000000" fo:border-top="none" fo:border-bottom="none"/>
    </style:style>
    <style:style style:name="Tabelle5.B7" style:family="table-cell">
      <style:table-cell-properties fo:padding="0.097cm" fo:border-left="none" fo:border-right="0.05pt solid #000000" fo:border-top="0.05pt solid #000000" fo:border-bottom="none"/>
    </style:style>
    <style:style style:name="Tabelle5.C7" style:family="table-cell">
      <style:table-cell-properties fo:padding="0.097cm" fo:border-left="none" fo:border-right="none" fo:border-top="0.05pt solid #000000" fo:border-bottom="none"/>
    </style:style>
    <style:style style:name="Tabelle6" style:family="table">
      <style:table-properties style:width="16.002cm" table:align="margins" style:writing-mode="lr-tb"/>
    </style:style>
    <style:style style:name="Tabelle6.A" style:family="table-column">
      <style:table-column-properties style:column-width="2.487cm" style:rel-column-width="10185*"/>
    </style:style>
    <style:style style:name="Tabelle6.B" style:family="table-column">
      <style:table-column-properties style:column-width="11.271cm" style:rel-column-width="46160*"/>
    </style:style>
    <style:style style:name="Tabelle6.C" style:family="table-column">
      <style:table-column-properties style:column-width="2.244cm" style:rel-column-width="9190*"/>
    </style:style>
    <style:style style:name="Tabelle6.A1" style:family="table-cell">
      <style:table-cell-properties fo:padding="0.097cm" fo:border="none"/>
    </style:style>
    <style:style style:name="Tabelle6.B1" style:family="table-cell">
      <style:table-cell-properties fo:padding="0.097cm" fo:border-left="none"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none" fo:border-right="0.05pt solid #000000" fo:border-top="none" fo:border-bottom="none"/>
    </style:style>
    <style:style style:name="P1" style:family="paragraph" style:parent-style-name="Header">
      <style:text-properties officeooo:paragraph-rsid="0038afe9"/>
    </style:style>
    <style:style style:name="P2"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3" style:family="paragraph" style:parent-style-name="Standard">
      <style:paragraph-properties>
        <style:tab-stops>
          <style:tab-stop style:position="2.628cm"/>
        </style:tab-stops>
      </style:paragraph-properties>
      <style:text-properties officeooo:paragraph-rsid="001203c9"/>
    </style:style>
    <style:style style:name="P4" style:family="paragraph" style:parent-style-name="Contents_20_1" style:master-page-name="">
      <style:paragraph-properties style:page-number="auto"/>
    </style:style>
    <style:style style:name="P5" style:family="paragraph" style:parent-style-name="Contents_20_Heading" style:master-page-name="">
      <style:paragraph-properties style:page-number="auto"/>
    </style:style>
    <style:style style:name="P6" style:family="paragraph" style:parent-style-name="Standard" style:master-page-name="">
      <style:paragraph-properties fo:orphans="2" fo:widows="2" fo:hyphenation-ladder-count="no-limit" style:page-number="auto"/>
      <style:text-properties fo:hyphenate="true" fo:hyphenation-remain-char-count="2" fo:hyphenation-push-char-count="2"/>
    </style:style>
    <style:style style:name="P7" style:family="paragraph" style:parent-style-name="Text_20_body">
      <style:paragraph-properties fo:margin-top="0.423cm" fo:margin-bottom="0.212cm" style:contextual-spacing="false"/>
    </style:style>
    <style:style style:name="P8" style:family="paragraph" style:parent-style-name="Text_20_body">
      <style:paragraph-properties fo:margin-top="0.423cm" fo:margin-bottom="0.212cm" style:contextual-spacing="false"/>
      <style:text-properties fo:language="fr" fo:country="CH"/>
    </style:style>
    <style:style style:name="P9" style:family="paragraph" style:parent-style-name="Table_20_Contents">
      <style:text-properties officeooo:rsid="001d751d" officeooo:paragraph-rsid="001d751d"/>
    </style:style>
    <style:style style:name="P10" style:family="paragraph" style:parent-style-name="Table_20_Contents">
      <style:text-properties officeooo:rsid="001f3cd7" officeooo:paragraph-rsid="001f3cd7"/>
    </style:style>
    <style:style style:name="P11" style:family="paragraph" style:parent-style-name="Table_20_Contents">
      <style:paragraph-properties fo:text-align="start" style:justify-single-word="false"/>
      <style:text-properties officeooo:paragraph-rsid="002e3bd9"/>
    </style:style>
    <style:style style:name="P12" style:family="paragraph" style:parent-style-name="Table_20_Contents">
      <style:text-properties officeooo:paragraph-rsid="002e3bd9"/>
    </style:style>
    <style:style style:name="P13" style:family="paragraph" style:parent-style-name="Table_20_Contents">
      <style:text-properties style:font-name="Calibri1"/>
    </style:style>
    <style:style style:name="P14" style:family="paragraph" style:parent-style-name="Table_20_Contents">
      <style:paragraph-properties fo:text-align="center" style:justify-single-word="false"/>
      <style:text-properties style:font-name="Calibri1" officeooo:paragraph-rsid="0036ea21"/>
    </style:style>
    <style:style style:name="P15" style:family="paragraph" style:parent-style-name="Table_20_Contents">
      <style:paragraph-properties fo:text-align="end" style:justify-single-word="false"/>
      <style:text-properties style:font-name="Calibri1" officeooo:paragraph-rsid="002f8f8d"/>
    </style:style>
    <style:style style:name="P16" style:family="paragraph" style:parent-style-name="Table_20_Contents">
      <style:paragraph-properties fo:text-align="end" style:justify-single-word="false"/>
      <style:text-properties style:font-name="Calibri1" officeooo:paragraph-rsid="0036ea21"/>
    </style:style>
    <style:style style:name="P17" style:family="paragraph" style:parent-style-name="Table_20_Contents">
      <style:text-properties style:font-name="Calibri1" officeooo:paragraph-rsid="0036ea21"/>
    </style:style>
    <style:style style:name="P18" style:family="paragraph" style:parent-style-name="Table_20_Contents">
      <style:paragraph-properties fo:text-align="end" style:justify-single-word="false"/>
      <style:text-properties style:font-name="Calibri1" officeooo:rsid="002f8f8d" officeooo:paragraph-rsid="002f8f8d"/>
    </style:style>
    <style:style style:name="P19" style:family="paragraph" style:parent-style-name="Table_20_Contents">
      <style:paragraph-properties fo:text-align="end" style:justify-single-word="false"/>
      <style:text-properties style:font-name="Calibri1" officeooo:rsid="002f8f8d" officeooo:paragraph-rsid="0036ea21"/>
    </style:style>
    <style:style style:name="P20" style:family="paragraph" style:parent-style-name="Table_20_Contents">
      <style:paragraph-properties fo:text-align="start" style:justify-single-word="false"/>
      <style:text-properties style:font-name="Calibri1" officeooo:rsid="002f8f8d" officeooo:paragraph-rsid="0036ea21"/>
    </style:style>
    <style:style style:name="P21" style:family="paragraph" style:parent-style-name="Table_20_Contents">
      <style:paragraph-properties fo:text-align="center" style:justify-single-word="false"/>
      <style:text-properties style:font-name="Calibri1" officeooo:rsid="002f8f8d" officeooo:paragraph-rsid="002f8f8d"/>
    </style:style>
    <style:style style:name="P22" style:family="paragraph" style:parent-style-name="Table_20_Contents">
      <style:text-properties style:font-name="Calibri1" officeooo:rsid="00363e70" officeooo:paragraph-rsid="00363e70"/>
    </style:style>
    <style:style style:name="P23" style:family="paragraph" style:parent-style-name="Table_20_Contents">
      <style:paragraph-properties fo:text-align="end" style:justify-single-word="false"/>
      <style:text-properties style:font-name="Calibri1" officeooo:rsid="003ef083" officeooo:paragraph-rsid="003ef083"/>
    </style:style>
    <style:style style:name="P24" style:family="paragraph" style:parent-style-name="Table_20_Contents">
      <style:paragraph-properties fo:text-align="start" style:justify-single-word="false"/>
      <style:text-properties style:font-name="Calibri1" officeooo:rsid="0036ea21" officeooo:paragraph-rsid="0036ea21"/>
    </style:style>
    <style:style style:name="P25" style:family="paragraph" style:parent-style-name="Table_20_Contents">
      <style:text-properties style:font-name="Calibri1" officeooo:rsid="0036ea21" officeooo:paragraph-rsid="0036ea21"/>
    </style:style>
    <style:style style:name="P26" style:family="paragraph" style:parent-style-name="Table_20_Contents">
      <style:paragraph-properties fo:text-align="center" style:justify-single-word="false"/>
      <style:text-properties officeooo:rsid="002a8f65" officeooo:paragraph-rsid="002a8f65"/>
    </style:style>
    <style:style style:name="P27" style:family="paragraph" style:parent-style-name="Table_20_Contents">
      <style:text-properties officeooo:rsid="002a8f65" officeooo:paragraph-rsid="002a8f65"/>
    </style:style>
    <style:style style:name="P28" style:family="paragraph" style:parent-style-name="Table_20_Contents">
      <style:paragraph-properties fo:text-align="center" style:justify-single-word="false"/>
      <style:text-properties officeooo:rsid="002d0166" officeooo:paragraph-rsid="002d0166"/>
    </style:style>
    <style:style style:name="P29" style:family="paragraph" style:parent-style-name="Table_20_Contents">
      <style:paragraph-properties fo:text-align="center" style:justify-single-word="false"/>
      <style:text-properties officeooo:rsid="002be8ef" officeooo:paragraph-rsid="002be8ef"/>
    </style:style>
    <style:style style:name="P30" style:family="paragraph" style:parent-style-name="Table_20_Contents">
      <style:text-properties officeooo:rsid="003c8484" officeooo:paragraph-rsid="003c8484"/>
    </style:style>
    <style:style style:name="P31" style:family="paragraph" style:parent-style-name="Table_20_Contents">
      <style:paragraph-properties fo:text-align="center" style:justify-single-word="false"/>
      <style:text-properties officeooo:rsid="003c8484" officeooo:paragraph-rsid="003c8484"/>
    </style:style>
    <style:style style:name="P32" style:family="paragraph" style:parent-style-name="Table_20_Contents">
      <style:paragraph-properties fo:text-align="center" style:justify-single-word="false"/>
      <style:text-properties officeooo:rsid="003dca7e" officeooo:paragraph-rsid="003dca7e"/>
    </style:style>
    <style:style style:name="P33" style:family="paragraph" style:parent-style-name="Table_20_Contents">
      <style:text-properties officeooo:rsid="003dca7e" officeooo:paragraph-rsid="003dca7e"/>
    </style:style>
    <style:style style:name="P34" style:family="paragraph" style:parent-style-name="Table_20_Contents">
      <style:text-properties officeooo:rsid="002e3bd9" officeooo:paragraph-rsid="002e3bd9"/>
    </style:style>
    <style:style style:name="P35" style:family="paragraph" style:parent-style-name="Table_20_Contents">
      <style:text-properties officeooo:rsid="002e8459" officeooo:paragraph-rsid="002e8459"/>
    </style:style>
    <style:style style:name="P36" style:family="paragraph" style:parent-style-name="Table_20_Contents">
      <style:paragraph-properties fo:text-align="start" style:justify-single-word="false"/>
      <style:text-properties officeooo:rsid="002e8459" officeooo:paragraph-rsid="002e8459"/>
    </style:style>
    <style:style style:name="P37" style:family="paragraph" style:parent-style-name="Table_20_Contents">
      <style:paragraph-properties fo:text-align="end" style:justify-single-word="false"/>
      <style:text-properties officeooo:rsid="00308e03" officeooo:paragraph-rsid="00308e03"/>
    </style:style>
    <style:style style:name="P38" style:family="paragraph" style:parent-style-name="Table_20_Contents">
      <style:paragraph-properties fo:text-align="center" style:justify-single-word="false"/>
      <style:text-properties officeooo:rsid="0040d51f" officeooo:paragraph-rsid="0040d51f"/>
    </style:style>
    <style:style style:name="P39" style:family="paragraph" style:parent-style-name="Table_20_Contents">
      <style:text-properties officeooo:rsid="0040d51f" officeooo:paragraph-rsid="0040d51f"/>
    </style:style>
    <style:style style:name="P40" style:family="paragraph" style:parent-style-name="Text_20_body">
      <style:text-properties style:font-name="Calibri1" fo:font-style="normal" officeooo:rsid="001203c9" officeooo:paragraph-rsid="002f8f8d" style:font-style-asian="normal" style:font-style-complex="normal"/>
    </style:style>
    <style:style style:name="P41" style:family="paragraph" style:parent-style-name="Text_20_body">
      <style:text-properties officeooo:paragraph-rsid="0036ea21"/>
    </style:style>
    <style:style style:name="P42" style:family="paragraph" style:parent-style-name="Text_20_body">
      <style:text-properties officeooo:rsid="003bcfc5" officeooo:paragraph-rsid="003bcfc5"/>
    </style:style>
    <style:style style:name="P43" style:family="paragraph" style:parent-style-name="Table_20_Contents">
      <style:paragraph-properties fo:margin-top="0cm" fo:margin-bottom="0cm" style:contextual-spacing="false"/>
    </style:style>
    <style:style style:name="P44" style:family="paragraph" style:parent-style-name="Table_20_Contents">
      <style:paragraph-properties fo:margin-top="0cm" fo:margin-bottom="0cm" style:contextual-spacing="false" fo:text-align="start" style:justify-single-word="false"/>
    </style:style>
    <style:style style:name="P45" style:family="paragraph" style:parent-style-name="Contents_20_1">
      <style:paragraph-properties>
        <style:tab-stops>
          <style:tab-stop style:position="16.002cm" style:type="right" style:leader-style="dotted" style:leader-text="."/>
        </style:tab-stops>
      </style:paragraph-properties>
    </style:style>
    <style:style style:name="P46" style:family="paragraph" style:parent-style-name="Contents_20_2">
      <style:paragraph-properties>
        <style:tab-stops>
          <style:tab-stop style:position="16.002cm" style:type="right" style:leader-style="dotted" style:leader-text="."/>
        </style:tab-stops>
      </style:paragraph-properties>
    </style:style>
    <style:style style:name="P47" style:family="paragraph" style:parent-style-name="Text_20_body" style:list-style-name="L1">
      <style:text-properties officeooo:rsid="002dd395" officeooo:paragraph-rsid="002dd395"/>
    </style:style>
    <style:style style:name="P48" style:family="paragraph" style:parent-style-name="Text_20_body" style:list-style-name="WWNum4"/>
    <style:style style:name="P49" style:family="paragraph" style:parent-style-name="Text_20_body" style:list-style-name="WWNum4">
      <style:text-properties officeooo:paragraph-rsid="0039fec5"/>
    </style:style>
    <style:style style:name="P50" style:family="paragraph" style:parent-style-name="Text_20_body" style:list-style-name="WWNum2"/>
    <style:style style:name="P51" style:family="paragraph" style:parent-style-name="Heading" style:master-page-name="Standard">
      <style:paragraph-properties style:page-number="auto"/>
    </style:style>
    <style:style style:name="P52" style:family="paragraph" style:parent-style-name="Heading_20_1" style:list-style-name="WWNum2">
      <style:paragraph-properties fo:break-before="page"/>
    </style:style>
    <style:style style:name="P53" style:family="paragraph" style:parent-style-name="Heading_20_1" style:master-page-name="Converted1">
      <style:paragraph-properties style:page-number="auto" fo:break-before="page"/>
    </style:style>
    <style:style style:name="P54" style:family="paragraph" style:parent-style-name="Heading_20_2" style:list-style-name="">
      <style:paragraph-properties fo:orphans="2" fo:widows="2"/>
      <style:text-properties officeooo:rsid="002d0166"/>
    </style:style>
    <style:style style:name="P55" style:family="paragraph" style:parent-style-name="Heading_20_2">
      <style:text-properties officeooo:rsid="002dd395"/>
    </style:style>
    <style:style style:name="P56" style:family="paragraph" style:parent-style-name="Heading_20_2" style:list-style-name="WWNum3"/>
    <style:style style:name="P57" style:family="paragraph" style:parent-style-name="Heading_20_2" style:list-style-name="WWNum2"/>
    <style:style style:name="P58" style:family="paragraph" style:parent-style-name="Heading_20_2" style:list-style-name="WWNum2">
      <style:text-properties officeooo:paragraph-rsid="00219f7f"/>
    </style:style>
    <style:style style:name="P59" style:family="paragraph" style:parent-style-name="Heading_20_2">
      <style:text-properties officeooo:paragraph-rsid="0036ea21"/>
    </style:style>
    <style:style style:name="P60" style:family="paragraph" style:parent-style-name="Heading_20_2">
      <style:paragraph-properties fo:break-before="page"/>
    </style:style>
    <style:style style:name="P61" style:family="paragraph" style:parent-style-name="Heading_20_2" style:list-style-name="WWNum2">
      <style:paragraph-properties fo:break-before="page"/>
      <style:text-properties officeooo:paragraph-rsid="00219f7f"/>
    </style:style>
    <style:style style:name="T1" style:family="text">
      <style:text-properties fo:language="fr" fo:country="CH"/>
    </style:style>
    <style:style style:name="T2" style:family="text">
      <style:text-properties fo:language="fr" fo:country="CH" officeooo:rsid="00242100"/>
    </style:style>
    <style:style style:name="T3" style:family="text">
      <style:text-properties officeooo:rsid="0011af4c"/>
    </style:style>
    <style:style style:name="T4" style:family="text">
      <style:text-properties officeooo:rsid="001d751d"/>
    </style:style>
    <style:style style:name="T5" style:family="text">
      <style:text-properties officeooo:rsid="001ecd63"/>
    </style:style>
    <style:style style:name="T6" style:family="text">
      <style:text-properties officeooo:rsid="001f3cd7"/>
    </style:style>
    <style:style style:name="T7" style:family="text">
      <style:text-properties officeooo:rsid="00221c82"/>
    </style:style>
    <style:style style:name="T8" style:family="text">
      <style:text-properties officeooo:rsid="002361ed"/>
    </style:style>
    <style:style style:name="T9" style:family="text">
      <style:text-properties officeooo:rsid="00242100"/>
    </style:style>
    <style:style style:name="T10" style:family="text">
      <style:text-properties officeooo:rsid="0026b219"/>
    </style:style>
    <style:style style:name="T11" style:family="text">
      <style:text-properties officeooo:rsid="002d0166"/>
    </style:style>
    <style:style style:name="T12" style:family="text">
      <style:text-properties officeooo:rsid="002dd395"/>
    </style:style>
    <style:style style:name="T13" style:family="text">
      <style:text-properties officeooo:rsid="002e3bd9"/>
    </style:style>
    <style:style style:name="T14" style:family="text">
      <style:text-properties officeooo:rsid="002e8459"/>
    </style:style>
    <style:style style:name="T15" style:family="text">
      <style:text-properties officeooo:rsid="002f8f8d"/>
    </style:style>
    <style:style style:name="T16" style:family="text">
      <style:text-properties officeooo:rsid="0036ea21"/>
    </style:style>
    <style:style style:name="T17" style:family="text">
      <style:text-properties officeooo:rsid="00484fc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rojektmanagement</text:p>
      <text:section text:style-name="Sect1" text:name="TextSection">
        <text:p text:style-name="P5">Inhaltsverzeichnis</text:p>
      </text:section>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5"><text:a xlink:type="simple" xlink:href="#__RefHeading__753_1748547469" text:style-name="Index_20_Link" text:visited-style-name="Index_20_Link">1 Risikoliste<text:tab/>2</text:a></text:p>
          <text:p text:style-name="P46"><text:a xlink:type="simple" xlink:href="#__RefHeading__1156_327212203" text:style-name="Index_20_Link" text:visited-style-name="Index_20_Link">Risiko Evaluationsdiagramm<text:tab/>3</text:a></text:p>
          <text:p text:style-name="P46"><text:a xlink:type="simple" xlink:href="#__RefHeading__1158_327212203" text:style-name="Index_20_Link" text:visited-style-name="Index_20_Link">Risikostufen Legende<text:tab/>3</text:a></text:p>
          <text:p text:style-name="P45"><text:a xlink:type="simple" xlink:href="#__RefHeading__757_1748547469" text:style-name="Index_20_Link" text:visited-style-name="Index_20_Link">2 Projektstrukturplan<text:tab/>4</text:a></text:p>
          <text:p text:style-name="P46"><text:a xlink:type="simple" xlink:href="#__RefHeading__1533_266779880" text:style-name="Index_20_Link" text:visited-style-name="Index_20_Link">A Management<text:tab/>4</text:a></text:p>
          <text:p text:style-name="P46"><text:a xlink:type="simple" xlink:href="#__RefHeading__1535_266779880" text:style-name="Index_20_Link" text:visited-style-name="Index_20_Link">B Entwicklungsumgebung<text:tab/>4</text:a></text:p>
          <text:p text:style-name="P46"><text:a xlink:type="simple" xlink:href="#__RefHeading__1537_266779880" text:style-name="Index_20_Link" text:visited-style-name="Index_20_Link">C Incpetion I1<text:tab/>5</text:a></text:p>
          <text:p text:style-name="P46"><text:a xlink:type="simple" xlink:href="#__RefHeading__1539_266779880" text:style-name="Index_20_Link" text:visited-style-name="Index_20_Link">D Elaboration E1 &amp; E2<text:tab/>5</text:a></text:p>
          <text:p text:style-name="P46"><text:a xlink:type="simple" xlink:href="#__RefHeading__1541_266779880" text:style-name="Index_20_Link" text:visited-style-name="Index_20_Link">E Construction C1<text:tab/>5</text:a></text:p>
          <text:p text:style-name="P46"><text:a xlink:type="simple" xlink:href="#__RefHeading__1543_266779880" text:style-name="Index_20_Link" text:visited-style-name="Index_20_Link">F Evaluation and Test C2<text:tab/>5</text:a></text:p>
          <text:p text:style-name="P46"><text:a xlink:type="simple" xlink:href="#__RefHeading__1545_266779880" text:style-name="Index_20_Link" text:visited-style-name="Index_20_Link">G Transition and Release T1<text:tab/>5</text:a></text:p>
          <text:p text:style-name="P45"><text:a xlink:type="simple" xlink:href="#__RefHeading__759_1748547469" text:style-name="Index_20_Link" text:visited-style-name="Index_20_Link">3 Softwareentwicklungsplan<text:tab/>6</text:a></text:p>
          <text:p text:style-name="P45"><text:a xlink:type="simple" xlink:href="#__RefHeading__761_1748547469" text:style-name="Index_20_Link" text:visited-style-name="Index_20_Link">4 Iterationspläne<text:tab/>7</text:a></text:p>
          <text:p text:style-name="P46"><text:a xlink:type="simple" xlink:href="#__RefHeading__1160_327212203" text:style-name="Index_20_Link" text:visited-style-name="Index_20_Link">Iteration 1: I1<text:tab/>7</text:a></text:p>
          <text:p text:style-name="P46"><text:a xlink:type="simple" xlink:href="#__RefHeading__2102_327212203" text:style-name="Index_20_Link" text:visited-style-name="Index_20_Link">Iteration 1: E1<text:tab/>7</text:a></text:p>
        </text:index-body>
      </text:table-of-content>
      <text:section text:style-name="Sect1" text:name="Bereich1">
        <text:p text:style-name="P4"><text:bookmark text:name="_Toc336874341"/></text:p>
      </text:section>
      <text:section text:style-name="Sect1" text:name="Bereich3">
        <text:list xml:id="list30534420" text:style-name="WWNum2">
          <text:list-item>
            <text:h text:style-name="P52" text:outline-level="1"><text:bookmark-start text:name="__RefHeading__753_1748547469"/><text:span text:style-name="T8">1</text:span><text:bookmark-start text:name="_Toc336874343"/> Risikoliste<text:bookmark-end text:name="__RefHeading__753_1748547469"/><text:bookmark-end text:name="_Toc336874343"/></text:h>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style-name="Tabelle3.1">
            <table:table-cell table:style-name="Tabelle3.A1" office:value-type="string">
              <text:p text:style-name="P44">Nr.</text:p>
            </table:table-cell>
            <table:table-cell table:style-name="Tabelle3.A1" office:value-type="string">
              <text:p text:style-name="P43">Name</text:p>
            </table:table-cell>
            <table:table-cell table:style-name="Tabelle3.A1" office:value-type="string">
              <text:p text:style-name="P43">Beschreibung</text:p>
            </table:table-cell>
            <table:table-cell table:style-name="Tabelle3.A1" office:value-type="string">
              <text:p text:style-name="P44">Wahrsch.</text:p>
            </table:table-cell>
            <table:table-cell table:style-name="Tabelle3.A1" office:value-type="string">
              <text:p text:style-name="P44">Schaden</text:p>
            </table:table-cell>
            <table:table-cell table:style-name="Tabelle3.A1" office:value-type="string">
              <text:p text:style-name="P44">Priorität</text:p>
            </table:table-cell>
            <table:table-cell table:style-name="Tabelle3.G1" office:value-type="string">
              <text:p text:style-name="P43">Massnahmen</text:p>
            </table:table-cell>
          </table:table-row>
          <table:table-row table:style-name="Tabelle3.1">
            <table:table-cell table:style-name="Tabelle3.A2" office:value-type="string">
              <text:p text:style-name="P26">1</text:p>
            </table:table-cell>
            <table:table-cell table:style-name="Tabelle3.A2" office:value-type="string">
              <text:p text:style-name="P27">LibGDX</text:p>
            </table:table-cell>
            <table:table-cell table:style-name="Tabelle3.A2" office:value-type="string">
              <text:p text:style-name="P27">Aufgrund der fehlenden Erfahrung ist nicht klar ob alle Ziele mit LibGDX realisiert werden können.</text:p>
            </table:table-cell>
            <table:table-cell table:style-name="Tabelle3.A2" office:value-type="string">
              <text:p text:style-name="P26">2</text:p>
            </table:table-cell>
            <table:table-cell table:style-name="Tabelle3.A2" office:value-type="string">
              <text:p text:style-name="P26">4</text:p>
            </table:table-cell>
            <table:table-cell table:style-name="Tabelle3.A2" office:value-type="string">
              <text:p text:style-name="P28">M</text:p>
            </table:table-cell>
            <table:table-cell table:style-name="Tabelle3.G2" office:value-type="string">
              <text:p text:style-name="P27">Die Entwickler studieren die LibGDX API um abschätzen zu können, wie realisierbar die Benötigten Funktionen sind.</text:p>
            </table:table-cell>
          </table:table-row>
          <table:table-row table:style-name="Tabelle3.1">
            <table:table-cell table:style-name="Tabelle3.A2" office:value-type="string">
              <text:p text:style-name="P29">2</text:p>
            </table:table-cell>
            <table:table-cell table:style-name="Tabelle3.A2" office:value-type="string">
              <text:p text:style-name="P30">Absturz</text:p>
            </table:table-cell>
            <table:table-cell table:style-name="Tabelle3.A2" office:value-type="string">
              <text:p text:style-name="P30">Die Applikation stürzt ab ohne ersichtlichen Grund</text:p>
            </table:table-cell>
            <table:table-cell table:style-name="Tabelle3.A2" office:value-type="string">
              <text:p text:style-name="P31">4</text:p>
            </table:table-cell>
            <table:table-cell table:style-name="Tabelle3.A2" office:value-type="string">
              <text:p text:style-name="P31">5</text:p>
            </table:table-cell>
            <table:table-cell table:style-name="Tabelle3.A2" office:value-type="string">
              <text:p text:style-name="P31">E</text:p>
            </table:table-cell>
            <table:table-cell table:style-name="Tabelle3.G2" office:value-type="string">
              <text:p text:style-name="P30">Die Entwickler arbeiten sauber nach MVC um dem Risiko vorzubeugen. Beim Eintreten dieses Risikos muss der Fehler analysiert und notfalls Gedebugged werden.</text:p>
            </table:table-cell>
          </table:table-row>
          <table:table-row table:style-name="Tabelle3.1">
            <table:table-cell table:style-name="Tabelle3.A2" office:value-type="string">
              <text:p text:style-name="P32">3</text:p>
            </table:table-cell>
            <table:table-cell table:style-name="Tabelle3.A2" office:value-type="string">
              <text:p text:style-name="P33">Zu wenig Zeit </text:p>
            </table:table-cell>
            <table:table-cell table:style-name="Tabelle3.A2" office:value-type="string">
              <text:p text:style-name="P33">Die Applikation kann aus Zeitgründen nicht fertig gestellt werden</text:p>
            </table:table-cell>
            <table:table-cell table:style-name="Tabelle3.A2" office:value-type="string">
              <text:p text:style-name="P32">1</text:p>
            </table:table-cell>
            <table:table-cell table:style-name="Tabelle3.A2" office:value-type="string">
              <text:p text:style-name="P32">4</text:p>
            </table:table-cell>
            <table:table-cell table:style-name="Tabelle3.A2" office:value-type="string">
              <text:p text:style-name="P32">M</text:p>
            </table:table-cell>
            <table:table-cell table:style-name="Tabelle3.G2" office:value-type="string">
              <text:p text:style-name="P33">In der Projektplanung muss genügend Reservezeit dieses Risiko eingeplant werden.</text:p>
            </table:table-cell>
          </table:table-row>
          <table:table-row table:style-name="Tabelle3.1">
            <table:table-cell table:style-name="Tabelle3.A2" office:value-type="string">
              <text:p text:style-name="P38">4</text:p>
            </table:table-cell>
            <table:table-cell table:style-name="Tabelle3.A2" office:value-type="string">
              <text:p text:style-name="P39">Entwickler Unfall</text:p>
            </table:table-cell>
            <table:table-cell table:style-name="Tabelle3.A2" office:value-type="string">
              <text:p text:style-name="P39">Einer der Entwickler erleidet einen Unfall und ist desshalb in seiner Entwicklungsarbeit verhindert.</text:p>
            </table:table-cell>
            <table:table-cell table:style-name="Tabelle3.A2" office:value-type="string">
              <text:p text:style-name="P38">2</text:p>
            </table:table-cell>
            <table:table-cell table:style-name="Tabelle3.A2" office:value-type="string">
              <text:p text:style-name="P38">5</text:p>
            </table:table-cell>
            <table:table-cell table:style-name="Tabelle3.A2" office:value-type="string">
              <text:p text:style-name="P38">H</text:p>
            </table:table-cell>
            <table:table-cell table:style-name="Tabelle3.G2" office:value-type="string">
              <text:p text:style-name="P39">Der Know-How transfer muss immer aufrecht erhalten werden, sodass keiner der Entwickler komplett unersetzlich ist.</text:p>
            </table:table-cell>
          </table:table-row>
          <table:table-row table:style-name="Tabelle3.1">
            <table:table-cell table:style-name="Tabelle3.A2" office:value-type="string">
              <text:p text:style-name="P38">5</text:p>
            </table:table-cell>
            <table:table-cell table:style-name="Tabelle3.A2" office:value-type="string">
              <text:p text:style-name="P39">Oracle verlangt Lizenz-gebühren</text:p>
            </table:table-cell>
            <table:table-cell table:style-name="Tabelle3.A2" office:value-type="string">
              <text:p text:style-name="P39">Oracle beginnt für Java Lizenzgebühren zu verlagen, was die Wirtschaftlichkeit der Applikation stark verringern würde.</text:p>
            </table:table-cell>
            <table:table-cell table:style-name="Tabelle3.A2" office:value-type="string">
              <text:p text:style-name="P38">1</text:p>
            </table:table-cell>
            <table:table-cell table:style-name="Tabelle3.A2" office:value-type="string">
              <text:p text:style-name="P38">4</text:p>
            </table:table-cell>
            <table:table-cell table:style-name="Tabelle3.A2" office:value-type="string">
              <text:p text:style-name="P38">M</text:p>
            </table:table-cell>
            <table:table-cell table:style-name="Tabelle3.G2" office:value-type="string">
              <text:p text:style-name="P39">Dafür kann keine vorbeugende Massnahme getroffen werden. Sollte dieser Fall eintreten, so muss der Preis für die Applikation erhöht werden.</text:p>
            </table:table-cell>
          </table:table-row>
        </table:table>
        <text:p text:style-name="Text_20_body"/>
        <text:h text:style-name="P54" text:outline-level="2"/>
        <text:h text:style-name="P60" text:outline-level="2"><text:bookmark-start text:name="__RefHeading__1156_327212203"/><text:span text:style-name="T11">Risiko Evaluations</text:span><text:span text:style-name="T12">diagramm</text:span><text:bookmark-end text:name="__RefHeading__1156_327212203"/></text:h>
        <table:table table:name="Tabelle2" table:style-name="Tabelle2">
          <table:table-column table:style-name="Tabelle2.A"/>
          <table:table-column table:style-name="Tabelle2.B"/>
          <table:table-column table:style-name="Tabelle2.C"/>
          <table:table-column table:style-name="Tabelle2.D" table:number-columns-repeated="2"/>
          <table:table-column table:style-name="Tabelle2.F"/>
          <table:table-row>
            <table:table-cell table:style-name="Tabelle2.A1" table:number-rows-spanned="2" office:value-type="string">
              <text:p text:style-name="P28"/>
              <text:p text:style-name="P28">Likelihood</text:p>
            </table:table-cell>
            <table:table-cell table:style-name="Tabelle2.B1" table:number-columns-spanned="5" office:value-type="string">
              <text:p text:style-name="P28">Consequences</text:p>
            </table:table-cell>
            <table:covered-table-cell/>
            <table:covered-table-cell/>
            <table:covered-table-cell/>
            <table:covered-table-cell/>
          </table:table-row>
          <table:table-row>
            <table:covered-table-cell/>
            <table:table-cell table:style-name="Tabelle2.B2" office:value-type="string">
              <text:p text:style-name="P28">1 Insignificant</text:p>
            </table:table-cell>
            <table:table-cell table:style-name="Tabelle2.B2" office:value-type="string">
              <text:p text:style-name="P28">2 Minor</text:p>
            </table:table-cell>
            <table:table-cell table:style-name="Tabelle2.B2" office:value-type="string">
              <text:p text:style-name="P28">3 Moderate</text:p>
            </table:table-cell>
            <table:table-cell table:style-name="Tabelle2.B2" office:value-type="string">
              <text:p text:style-name="P28">4 Major</text:p>
            </table:table-cell>
            <table:table-cell table:style-name="Tabelle2.F2" office:value-type="string">
              <text:p text:style-name="P28">5 Severe</text:p>
            </table:table-cell>
          </table:table-row>
          <table:table-row>
            <table:table-cell table:style-name="Tabelle2.A3" office:value-type="string">
              <text:p text:style-name="P28">5 Almost certain</text:p>
            </table:table-cell>
            <table:table-cell table:style-name="Tabelle2.B3" office:value-type="string">
              <text:p text:style-name="P28">M</text:p>
            </table:table-cell>
            <table:table-cell table:style-name="Tabelle2.C3" office:value-type="string">
              <text:p text:style-name="P28">H</text:p>
            </table:table-cell>
            <table:table-cell table:style-name="Tabelle2.C3" office:value-type="string">
              <text:p text:style-name="P28">H</text:p>
            </table:table-cell>
            <table:table-cell table:style-name="Tabelle2.E3" office:value-type="string">
              <text:p text:style-name="P28">E</text:p>
            </table:table-cell>
            <table:table-cell table:style-name="Tabelle2.F3" office:value-type="string">
              <text:p text:style-name="P28">E</text:p>
            </table:table-cell>
          </table:table-row>
          <table:table-row>
            <table:table-cell table:style-name="Tabelle2.A3" office:value-type="string">
              <text:p text:style-name="P28">4 Likely</text:p>
            </table:table-cell>
            <table:table-cell table:style-name="Tabelle2.B3" office:value-type="string">
              <text:p text:style-name="P28">M</text:p>
            </table:table-cell>
            <table:table-cell table:style-name="Tabelle2.B3" office:value-type="string">
              <text:p text:style-name="P28">M</text:p>
            </table:table-cell>
            <table:table-cell table:style-name="Tabelle2.C3" office:value-type="string">
              <text:p text:style-name="P28">H</text:p>
            </table:table-cell>
            <table:table-cell table:style-name="Tabelle2.C3" office:value-type="string">
              <text:p text:style-name="P28">H</text:p>
            </table:table-cell>
            <table:table-cell table:style-name="Tabelle2.F3" office:value-type="string">
              <text:p text:style-name="P28">E</text:p>
            </table:table-cell>
          </table:table-row>
          <table:table-row>
            <table:table-cell table:style-name="Tabelle2.A3" office:value-type="string">
              <text:p text:style-name="P28">3 Possible</text:p>
            </table:table-cell>
            <table:table-cell table:style-name="Tabelle2.B5" office:value-type="string">
              <text:p text:style-name="P28">L</text:p>
            </table:table-cell>
            <table:table-cell table:style-name="Tabelle2.B3" office:value-type="string">
              <text:p text:style-name="P28">M</text:p>
            </table:table-cell>
            <table:table-cell table:style-name="Tabelle2.B3" office:value-type="string">
              <text:p text:style-name="P28">M</text:p>
            </table:table-cell>
            <table:table-cell table:style-name="Tabelle2.C3" office:value-type="string">
              <text:p text:style-name="P28">H</text:p>
            </table:table-cell>
            <table:table-cell table:style-name="Tabelle2.F3" office:value-type="string">
              <text:p text:style-name="P28">E</text:p>
            </table:table-cell>
          </table:table-row>
          <table:table-row>
            <table:table-cell table:style-name="Tabelle2.A3" office:value-type="string">
              <text:p text:style-name="P28">2 Unlikely</text:p>
            </table:table-cell>
            <table:table-cell table:style-name="Tabelle2.B5" office:value-type="string">
              <text:p text:style-name="P28">L</text:p>
            </table:table-cell>
            <table:table-cell table:style-name="Tabelle2.B3" office:value-type="string">
              <text:p text:style-name="P28">M</text:p>
            </table:table-cell>
            <table:table-cell table:style-name="Tabelle2.B3" office:value-type="string">
              <text:p text:style-name="P28">M</text:p>
            </table:table-cell>
            <table:table-cell table:style-name="Tabelle2.B3" office:value-type="string">
              <text:p text:style-name="P28">M</text:p>
            </table:table-cell>
            <table:table-cell table:style-name="Tabelle2.F6" office:value-type="string">
              <text:p text:style-name="P28">H</text:p>
            </table:table-cell>
          </table:table-row>
          <table:table-row>
            <table:table-cell table:style-name="Tabelle2.A3" office:value-type="string">
              <text:p text:style-name="P28">1 Rare</text:p>
            </table:table-cell>
            <table:table-cell table:style-name="Tabelle2.B5" office:value-type="string">
              <text:p text:style-name="P28">L</text:p>
            </table:table-cell>
            <table:table-cell table:style-name="Tabelle2.B5" office:value-type="string">
              <text:p text:style-name="P28">L</text:p>
            </table:table-cell>
            <table:table-cell table:style-name="Tabelle2.B3" office:value-type="string">
              <text:p text:style-name="P28">M</text:p>
            </table:table-cell>
            <table:table-cell table:style-name="Tabelle2.B3" office:value-type="string">
              <text:p text:style-name="P28">M</text:p>
            </table:table-cell>
            <table:table-cell table:style-name="Tabelle2.F6" office:value-type="string">
              <text:p text:style-name="P28">H</text:p>
            </table:table-cell>
          </table:table-row>
        </table:table>
        <text:h text:style-name="P55" text:outline-level="2"><text:bookmark-start text:name="__RefHeading__1158_327212203"/>Risikostufen Legende<text:bookmark-end text:name="__RefHeading__1158_327212203"/></text:h>
        <text:list xml:id="list30534427" text:style-name="L1">
          <text:list-item>
            <text:p text:style-name="P47">L = Low: Kleines Risiko, <text:s/>Routinemäßige Behandlung</text:p>
          </text:list-item>
          <text:list-item>
            <text:p text:style-name="P47">M = Medium: Mittleres Risiko, Mögentlicher Handlungsbedarf, Verantwortung delegieren</text:p>
          </text:list-item>
          <text:list-item>
            <text:p text:style-name="P47">H = High: Hohes Risiko, Handlungsbedarf, Managementaufgabe</text:p>
          </text:list-item>
          <text:list-item>
            <text:p text:style-name="P47">E = Extreme: Sehr hohes Risiko, Dringender Handlungsbedarf, Detaillierter Maßnahmenplan</text:p>
          </text:list-item>
        </text:list>
        <text:list xml:id="list30556282" text:continue-list="list30534420" text:style-name="WWNum2">
          <text:list-item>
            <text:h text:style-name="P52" text:outline-level="1"><text:bookmark-start text:name="__RefHeading__757_1748547469"/><text:span text:style-name="T10">2</text:span><text:bookmark-start text:name="_Toc336874345"/> Projektstrukturplan<text:bookmark-end text:name="__RefHeading__757_1748547469"/><text:bookmark-end text:name="_Toc336874345"/></text:h>
          </text:list-item>
        </text:list>
        <text:list xml:id="list30529366" text:style-name="WWNum3">
          <text:list-item>
            <text:list>
              <text:list-item>
                <text:h text:style-name="P56" text:outline-level="2"><text:bookmark-start text:name="_Toc336874346"/><text:bookmark-start text:name="__RefHeading__1533_266779880"/><text:bookmark text:name="_Toc336870192"/><text:bookmark text:name="_Toc336873419"/>A Management<text:bookmark-end text:name="_Toc336874346"/><text:bookmark-end text:name="__RefHeading__1533_266779880"/></text:h>
              </text:list-item>
            </text:list>
          </text:list-item>
        </text:list>
        <text:p text:style-name="Text_20_body">Das Verwalten der Arbeitspakte erfolgt über die Issue(Arbeitspaket) Funktion des GitHub Frameworks. Die Issues sind den 4 Meilensteinen zugeordnet welche den Abgabetermine der Inception-, Analysis-, Design- und Abgabephase entsprechen.</text:p>
        <text:p text:style-name="Text_20_body">Für eine detailliertere Projektplanung sind die Issues über den Software-Entwicklungs- und den Iterationsplänen mit dem Strukturplan verknüpft.</text:p>
        <text:p text:style-name="Text_20_body">Die zugeordnete Zeitressource für jedes Issue wird von der Gruppe gemeinsam geschätzt.</text:p>
        <text:p text:style-name="Text_20_body">Die Zuweisung der Issues pro Teammitglied erfolgt individuell und dynamisch, jeder Entwickler nimmt sich ein Issue welches er für sinnvoll hält jetzt zu implementieren, dabei halten sich die Entwickler natürlich an den Projektplan.</text:p>
        <text:p text:style-name="Text_20_body">Sobald ein Entwickler ein Issue abgeschlossen hat, so trägt er die gebrauchte Zeit beim Commit mit ein, damit die Planung aktuell gehalten wird und die zur Verfügung stehende Zeit überwacht werden kann.B </text:p>
        <text:list xml:id="list30552371" text:continue-list="list30556282" text:style-name="WWNum2">
          <text:list-item>
            <text:h text:style-name="P57" text:outline-level="2"><text:bookmark-start text:name="_Toc336874347"/><text:bookmark-start text:name="__RefHeading__1535_266779880"/><text:bookmark text:name="_Toc336870193"/><text:bookmark text:name="_Toc336873420"/>B Entwicklungsumgebung<text:bookmark-end text:name="_Toc336874347"/><text:bookmark-end text:name="__RefHeading__1535_266779880"/></text:h>
          </text:list-item>
        </text:list>
        <text:p text:style-name="Text_20_body">Jeder Entwickler benötigt:</text:p>
        <text:p text:style-name="Text_20_body">- Eclipse für Java Entwickler</text:p>
        <text:p text:style-name="Text_20_body">- GitHub Framework</text:p>
        <text:p text:style-name="Text_20_body">- Andoid Mobiltelephon</text:p>
      </text:section>
      <text:section text:style-name="Sect2" text:name="Bereich4">
        <text:p text:style-name="P6"/>
        <text:list xml:id="list30531775" text:continue-numbering="true" text:style-name="WWNum2">
          <text:list-item>
            <text:list>
              <text:list-item>
                <text:h text:style-name="P61" text:outline-level="2"><text:bookmark-start text:name="__RefHeading__1537_266779880"/><text:bookmark-start text:name="_Toc336874348"/><text:bookmark text:name="_Toc336870194"/><text:bookmark text:name="_Toc336873421"/>C<text:bookmark-end text:name="_Toc336874348"/> <text:span text:style-name="T6">Incpetion I1</text:span><text:bookmark-end text:name="__RefHeading__1537_266779880"/></text:h>
              </text:list-item>
            </text:list>
          </text:list-item>
        </text:list>
        <text:list xml:id="list30536447" text:style-name="WWNum4">
          <text:list-item>
            <text:list>
              <text:list-item>
                <text:p text:style-name="P48"><text:bookmark-start text:name="__RefHeading__388_1918806864"/>CA Vorbereitungsphase<text:bookmark-end text:name="__RefHeading__388_1918806864"/></text:p>
                <text:list>
                  <text:list-item>
                    <text:list>
                      <text:list-item>
                        <text:list>
                          <text:list-item>
                            <text:list>
                              <text:list-item>
                                <text:list>
                                  <text:list-item>
                                    <text:p text:style-name="P48"><text:bookmark-start text:name="__RefHeading__390_1918806864"/><text:s text:c="4"/>CAA Vision spezifizieren<text:bookmark-end text:name="__RefHeading__390_1918806864"/></text:p>
                                  </text:list-item>
                                </text:list>
                              </text:list-item>
                            </text:list>
                          </text:list-item>
                        </text:list>
                      </text:list-item>
                    </text:list>
                  </text:list-item>
                  <text:list-item>
                    <text:p text:style-name="P48"><text:bookmark-start text:name="__RefHeading__392_1918806864"/><text:s text:c="4"/>CAB Anwendungsfälle modellieren<text:bookmark-end text:name="__RefHeading__392_1918806864"/></text:p>
                  </text:list-item>
                  <text:list-item>
                    <text:p text:style-name="P48"><text:bookmark-start text:name="__RefHeading__394_1918806864"/><text:s text:c="4"/>CAC Risiken identifizieren und priorisieren<text:bookmark-end text:name="__RefHeading__394_1918806864"/></text:p>
                  </text:list-item>
                </text:list>
              </text:list-item>
            </text:list>
          </text:list-item>
        </text:list>
        <text:list xml:id="list30557875" text:continue-list="list30531775" text:style-name="WWNum2">
          <text:list-item>
            <text:list>
              <text:list-item>
                <text:p text:style-name="P50"><text:s text:c="8"/>CACA LCO Risiken mildern</text:p>
              </text:list-item>
            </text:list>
          </text:list-item>
        </text:list>
        <text:list xml:id="list30542335" text:continue-list="list30536447" text:style-name="WWNum4">
          <text:list-item>
            <text:list>
              <text:list-item>
                <text:p text:style-name="P48"><text:bookmark-start text:name="__RefHeading__396_1918806864"/>CB Entwurfsphase: Anforderungen zusammenstellen<text:bookmark-end text:name="__RefHeading__396_1918806864"/></text:p>
                <text:list>
                  <text:list-item>
                    <text:p text:style-name="P48"><text:bookmark-start text:name="__RefHeading__398_1918806864"/><text:s text:c="4"/>CBA 1. Version Vision entwickeln<text:bookmark-end text:name="__RefHeading__398_1918806864"/></text:p>
                  </text:list-item>
                  <text:list-item>
                    <text:p text:style-name="P48"><text:bookmark-start text:name="__RefHeading__400_1918806864"/><text:s text:c="4"/>CBB 1. Version Anwendungsmodell<text:bookmark-end text:name="__RefHeading__400_1918806864"/></text:p>
                  </text:list-item>
                </text:list>
              </text:list-item>
            </text:list>
          </text:list-item>
        </text:list>
        <text:list xml:id="list30549972" text:continue-list="list30557875" text:style-name="WWNum2">
          <text:list-item>
            <text:list>
              <text:list-item>
                <text:p text:style-name="P50"><text:s text:c="8"/>CBBA Anwendungsfälle entwickeln</text:p>
              </text:list-item>
              <text:list-item>
                <text:p text:style-name="P50"><text:s text:c="8"/>CBBB Domänenmodell entwickeln</text:p>
              </text:list-item>
              <text:list-item>
                <text:p text:style-name="P50"><text:s text:c="8"/>CBBC Glossar entwickeln</text:p>
              </text:list-item>
              <text:list-item>
                <text:p text:style-name="P50"><text:s text:c="8"/>CBBD Zusätzliche Spezifikationen entwickeln</text:p>
              </text:list-item>
            </text:list>
          </text:list-item>
        </text:list>
        <text:list xml:id="list30540188" text:continue-list="list30542335" text:style-name="WWNum4">
          <text:list-item>
            <text:list>
              <text:list-item>
                <text:list>
                  <text:list-item>
                    <text:p text:style-name="P48"><text:bookmark-start text:name="__RefHeading__402_1918806864"/><text:s text:c="4"/>CBC Risiken verwalten<text:bookmark-end text:name="__RefHeading__402_1918806864"/></text:p>
                  </text:list-item>
                </text:list>
              </text:list-item>
            </text:list>
          </text:list-item>
        </text:list>
        <text:list xml:id="list30530331" text:continue-list="list30549972" text:style-name="WWNum2">
          <text:list-item>
            <text:list>
              <text:list-item>
                <text:p text:style-name="P50"><text:s text:c="8"/>CBCA LCA Risiken mildern</text:p>
              </text:list-item>
            </text:list>
          </text:list-item>
        </text:list>
        <text:list xml:id="list30529547" text:continue-list="list30540188" text:style-name="WWNum4">
          <text:list-item>
            <text:list>
              <text:list-item>
                <text:p text:style-name="P48"><text:bookmark-start text:name="__RefHeading__329_1425570025"/>CC Konstruktionsphase: Anwendungsfälle aktualisieren<text:bookmark-end text:name="__RefHeading__329_1425570025"/></text:p>
              </text:list-item>
              <text:list-item>
                <text:p text:style-name="P48"><text:bookmark-start text:name="__RefHeading__331_1425570025"/><text:bookmark-start text:name="__RefHeading__408_1918806864"/>CD Einführungsphase: Anwendungsfälle aktualisieren<text:bookmark-end text:name="__RefHeading__331_1425570025"/><text:bookmark-end text:name="__RefHeading__408_1918806864"/></text:p>
              </text:list-item>
            </text:list>
          </text:list-item>
        </text:list>
        <text:p text:style-name="Text_20_body"/>
        <text:p text:style-name="Text_20_body"/>
        <text:list xml:id="list30526251" text:continue-list="list30530331" text:style-name="WWNum2">
          <text:list-item>
            <text:list>
              <text:list-item>
                <text:h text:style-name="P58" text:outline-level="2"><text:bookmark-start text:name="__RefHeading__1539_266779880"/><text:bookmark-start text:name="_Toc336874349"/><text:bookmark text:name="_Toc336870195"/><text:bookmark text:name="_Toc336873422"/>D <text:bookmark-end text:name="_Toc336874349"/><text:span text:style-name="T6">Elaboration E1 &amp; E2</text:span><text:bookmark-end text:name="__RefHeading__1539_266779880"/></text:h>
              </text:list-item>
            </text:list>
          </text:list-item>
        </text:list>
        <text:list xml:id="list30531958" text:continue-list="list30529547" text:style-name="WWNum4">
          <text:list-item>
            <text:list>
              <text:list-item>
                <text:p text:style-name="P48"><text:bookmark-start text:name="__RefHeading__410_1918806864"/>DA Vorbereitungsphase<text:bookmark-end text:name="__RefHeading__410_1918806864"/></text:p>
              </text:list-item>
              <text:list-item>
                <text:p text:style-name="P48"><text:bookmark-start text:name="__RefHeading__412_1918806864"/>DB Entwurfsphase<text:bookmark-end text:name="__RefHeading__412_1918806864"/></text:p>
              </text:list-item>
              <text:list-item>
                <text:p text:style-name="P48"><text:bookmark-start text:name="__RefHeading__414_1918806864"/>DC Konstruktionsphase<text:bookmark-end text:name="__RefHeading__414_1918806864"/></text:p>
              </text:list-item>
              <text:list-item>
                <text:p text:style-name="P48"><text:bookmark-start text:name="__RefHeading__416_1918806864"/>DD Einführungsphase<text:bookmark-end text:name="__RefHeading__416_1918806864"/></text:p>
              </text:list-item>
            </text:list>
          </text:list-item>
        </text:list>
        <text:list xml:id="list30541638" text:continue-list="list30526251" text:style-name="WWNum2">
          <text:list-item>
            <text:list>
              <text:list-item>
                <text:h text:style-name="P57" text:outline-level="2"><text:bookmark-start text:name="__RefHeading__1541_266779880"/><text:bookmark-start text:name="_Toc336874350"/><text:bookmark text:name="_Toc336870196"/><text:bookmark text:name="_Toc336873423"/>E <text:bookmark-end text:name="_Toc336874350"/><text:span text:style-name="T6">Construction C1</text:span><text:bookmark-end text:name="__RefHeading__1541_266779880"/></text:h>
              </text:list-item>
            </text:list>
          </text:list-item>
        </text:list>
        <text:list xml:id="list30536881" text:continue-list="list30531958" text:style-name="WWNum4">
          <text:list-item>
            <text:list>
              <text:list-item>
                <text:p text:style-name="P48"><text:bookmark-start text:name="__RefHeading__420_1918806864"/>EA Vorbereitungsphase<text:bookmark-end text:name="__RefHeading__420_1918806864"/></text:p>
              </text:list-item>
              <text:list-item>
                <text:p text:style-name="P48"><text:bookmark-start text:name="__RefHeading__422_1918806864"/>EB Entwurfsphase<text:bookmark-end text:name="__RefHeading__422_1918806864"/></text:p>
              </text:list-item>
              <text:list-item>
                <text:p text:style-name="P48"><text:bookmark-start text:name="__RefHeading__424_1918806864"/>EC Konstruktionsphase<text:bookmark-end text:name="__RefHeading__424_1918806864"/></text:p>
              </text:list-item>
              <text:list-item>
                <text:p text:style-name="P48"><text:bookmark-start text:name="__RefHeading__426_1918806864"/>ED Einführungsphase<text:bookmark-end text:name="__RefHeading__426_1918806864"/></text:p>
              </text:list-item>
            </text:list>
          </text:list-item>
        </text:list>
        <text:list xml:id="list30541068" text:continue-list="list30541638" text:style-name="WWNum2">
          <text:list-item>
            <text:list>
              <text:list-item>
                <text:h text:style-name="P57" text:outline-level="2"><text:bookmark-start text:name="__RefHeading__1543_266779880"/><text:bookmark-start text:name="_Toc336874351"/><text:bookmark text:name="_Toc336870197"/><text:bookmark text:name="_Toc336873424"/>F Evaluation <text:span text:style-name="T6">and</text:span> Test<text:bookmark-end text:name="_Toc336874351"/> <text:span text:style-name="T6">C2</text:span><text:bookmark-end text:name="__RefHeading__1543_266779880"/></text:h>
              </text:list-item>
            </text:list>
          </text:list-item>
        </text:list>
        <text:list xml:id="list30550675" text:continue-list="list30536881" text:style-name="WWNum4">
          <text:list-item>
            <text:list>
              <text:list-item>
                <text:p text:style-name="P48"><text:bookmark-start text:name="__RefHeading__430_1918806864"/>FA Vorbereitungsphase<text:bookmark-end text:name="__RefHeading__430_1918806864"/></text:p>
              </text:list-item>
              <text:list-item>
                <text:p text:style-name="P48"><text:bookmark-start text:name="__RefHeading__432_1918806864"/>FB Entwurfsphase<text:bookmark-end text:name="__RefHeading__432_1918806864"/></text:p>
              </text:list-item>
              <text:list-item>
                <text:p text:style-name="P48"><text:bookmark-start text:name="__RefHeading__434_1918806864"/>FC Konstruktionsphase<text:bookmark-end text:name="__RefHeading__434_1918806864"/></text:p>
              </text:list-item>
              <text:list-item>
                <text:p text:style-name="P48"><text:bookmark-start text:name="__RefHeading__436_1918806864"/>FD Einführungsphase<text:bookmark-end text:name="__RefHeading__436_1918806864"/></text:p>
              </text:list-item>
            </text:list>
          </text:list-item>
        </text:list>
        <text:list xml:id="list30528743" text:continue-list="list30541068" text:style-name="WWNum2">
          <text:list-item>
            <text:list>
              <text:list-item>
                <text:h text:style-name="P57" text:outline-level="2"><text:bookmark-start text:name="__RefHeading__1545_266779880"/><text:bookmark-start text:name="_Toc336874352"/><text:bookmark text:name="_Toc336870198"/><text:bookmark text:name="_Toc336873425"/>G <text:bookmark-end text:name="_Toc336874352"/><text:span text:style-name="T6">Transition and Release</text:span> <text:span text:style-name="T6">T1</text:span><text:bookmark-end text:name="__RefHeading__1545_266779880"/></text:h>
              </text:list-item>
            </text:list>
          </text:list-item>
        </text:list>
        <text:list xml:id="list30533923" text:continue-list="list30550675" text:style-name="WWNum4">
          <text:list-item>
            <text:list>
              <text:list-item>
                <text:p text:style-name="P48"><text:bookmark-start text:name="__RefHeading__440_1918806864"/>GA Vorbereitungsphase<text:bookmark-end text:name="__RefHeading__440_1918806864"/></text:p>
              </text:list-item>
              <text:list-item>
                <text:p text:style-name="P48"><text:bookmark-start text:name="__RefHeading__442_1918806864"/>GB Entwurfsphase<text:bookmark-end text:name="__RefHeading__442_1918806864"/></text:p>
              </text:list-item>
              <text:list-item>
                <text:p text:style-name="P48"><text:bookmark-start text:name="__RefHeading__444_1918806864"/>GC Konstruktionsphase<text:bookmark-end text:name="__RefHeading__444_1918806864"/></text:p>
              </text:list-item>
              <text:list-item>
                <text:p text:style-name="P49"><text:bookmark-start text:name="__RefHeading__446_1918806864"/>GD Einführungsphase<text:bookmark-end text:name="__RefHeading__446_1918806864"/></text:p>
              </text:list-item>
            </text:list>
          </text:list-item>
        </text:list>
      </text:section>
      <text:h text:style-name="P53" text:outline-level="1"><text:bookmark-start text:name="__RefHeading__759_1748547469"/><text:bookmark text:name="_Toc336873426"/><text:span text:style-name="T9">3</text:span><text:bookmark-start text:name="_Toc336874353"/> Softwareentwicklungsplan<text:bookmark-end text:name="__RefHeading__759_1748547469"/><text:bookmark-end text:name="_Toc336874353"/></text:h>
      <text:p text:style-name="P42">Die detaillierten Arbeiten für die Phasen D – G sind in der Datei Arbeitspakete ausgeführt, für den Bezug auf die einzelnen Punkte der Phase ist die Spalte PSP mit den Phasenkürzeln versehe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style-name="Tabelle4.1">
          <table:table-cell table:style-name="Tabelle4.A1" office:value-type="string">
            <text:p text:style-name="Table_20_Contents">Phase</text:p>
          </table:table-cell>
          <table:table-cell table:style-name="Tabelle4.A1" office:value-type="string">
            <text:p text:style-name="Table_20_Contents">Inception</text:p>
          </table:table-cell>
          <table:table-cell table:style-name="Tabelle4.A1" table:number-columns-spanned="2" office:value-type="string">
            <text:p text:style-name="Table_20_Contents">Elaboration</text:p>
          </table:table-cell>
          <table:covered-table-cell/>
          <table:table-cell table:style-name="Tabelle4.A1" table:number-columns-spanned="2" office:value-type="string">
            <text:p text:style-name="Table_20_Contents">Construction</text:p>
          </table:table-cell>
          <table:covered-table-cell/>
          <table:table-cell table:style-name="Tabelle4.G1" office:value-type="string">
            <text:p text:style-name="P9">Transition &amp; Release</text:p>
          </table:table-cell>
        </table:table-row>
        <table:table-row table:style-name="Tabelle4.2">
          <table:table-cell table:style-name="Tabelle4.A2" office:value-type="string">
            <text:p text:style-name="Table_20_Contents">Iteration</text:p>
          </table:table-cell>
          <table:table-cell table:style-name="Tabelle4.A2" office:value-type="string">
            <text:p text:style-name="Table_20_Contents">I1</text:p>
          </table:table-cell>
          <table:table-cell table:style-name="Tabelle4.A2" office:value-type="string">
            <text:p text:style-name="Table_20_Contents">E1</text:p>
          </table:table-cell>
          <table:table-cell table:style-name="Tabelle4.A2" office:value-type="string">
            <text:p text:style-name="Table_20_Contents">E2</text:p>
          </table:table-cell>
          <table:table-cell table:style-name="Tabelle4.A2" office:value-type="string">
            <text:p text:style-name="Table_20_Contents">C1</text:p>
          </table:table-cell>
          <table:table-cell table:style-name="Tabelle4.F2" office:value-type="string">
            <text:p text:style-name="Table_20_Contents">C2</text:p>
          </table:table-cell>
          <table:table-cell table:style-name="Tabelle4.G2" office:value-type="string">
            <text:p text:style-name="P10">T1</text:p>
          </table:table-cell>
        </table:table-row>
        <table:table-row table:style-name="Tabelle4.3">
          <table:table-cell table:style-name="Tabelle4.A2" office:value-type="string">
            <text:p text:style-name="Table_20_Contents">Arizcorreta</text:p>
          </table:table-cell>
          <table:table-cell table:style-name="Tabelle4.A2" office:value-type="string">
            <text:p text:style-name="P34">CA*, CB*</text:p>
          </table:table-cell>
          <table:table-cell table:style-name="Tabelle4.A2" office:value-type="string">
            <text:p text:style-name="P34">DB</text:p>
          </table:table-cell>
          <table:table-cell table:style-name="Tabelle4.A2" office:value-type="string">
            <text:p text:style-name="P35">EB, EB</text:p>
          </table:table-cell>
          <table:table-cell table:style-name="Tabelle4.A2" office:value-type="string">
            <text:p text:style-name="P35">EC</text:p>
          </table:table-cell>
          <table:table-cell table:style-name="Tabelle4.F2" office:value-type="string">
            <text:p text:style-name="P35">ED</text:p>
          </table:table-cell>
          <table:table-cell table:style-name="Tabelle4.G2" office:value-type="string">
            <text:p text:style-name="P12"><text:span text:style-name="T14">DD, </text:span><text:span text:style-name="T13">GD</text:span></text:p>
          </table:table-cell>
        </table:table-row>
        <table:table-row table:style-name="Tabelle4.4">
          <table:table-cell table:style-name="Tabelle4.A2" office:value-type="string">
            <text:p text:style-name="Table_20_Contents">Hermann</text:p>
          </table:table-cell>
          <table:table-cell table:style-name="Tabelle4.A2" office:value-type="string">
            <text:p text:style-name="P34">CA*, DA</text:p>
          </table:table-cell>
          <table:table-cell table:style-name="Tabelle4.A2" office:value-type="string">
            <text:p text:style-name="P11"><text:span text:style-name="T13">E</text:span><text:span text:style-name="T14">A, EC</text:span></text:p>
          </table:table-cell>
          <table:table-cell table:style-name="Tabelle4.A2" office:value-type="string">
            <text:p text:style-name="P35">EB, EB</text:p>
          </table:table-cell>
          <table:table-cell table:style-name="Tabelle4.A2" office:value-type="string">
            <text:p text:style-name="P35">EC</text:p>
          </table:table-cell>
          <table:table-cell table:style-name="Tabelle4.F2" office:value-type="string">
            <text:p text:style-name="P36">ED</text:p>
          </table:table-cell>
          <table:table-cell table:style-name="Tabelle4.G2" office:value-type="string">
            <text:p text:style-name="P12"><text:span text:style-name="T14">DD, </text:span><text:span text:style-name="T13">GD</text:span></text:p>
          </table:table-cell>
        </table:table-row>
        <table:table-row table:style-name="Tabelle4.5">
          <table:table-cell table:style-name="Tabelle4.A2" office:value-type="string">
            <text:p text:style-name="Table_20_Contents">Spörri</text:p>
          </table:table-cell>
          <table:table-cell table:style-name="Tabelle4.A2" office:value-type="string">
            <text:p text:style-name="P34">CA*, CB*, DB</text:p>
          </table:table-cell>
          <table:table-cell table:style-name="Tabelle4.A2" office:value-type="string">
            <text:p text:style-name="P34">CC, CD</text:p>
          </table:table-cell>
          <table:table-cell table:style-name="Tabelle4.A2" office:value-type="string">
            <text:p text:style-name="P35">DC</text:p>
          </table:table-cell>
          <table:table-cell table:style-name="Tabelle4.A2" office:value-type="string">
            <text:p text:style-name="P34">GA, FB</text:p>
          </table:table-cell>
          <table:table-cell table:style-name="Tabelle4.F2" office:value-type="string">
            <text:p text:style-name="P12"><text:span text:style-name="T14">CC, </text:span><text:span text:style-name="T13">GC, FD</text:span></text:p>
          </table:table-cell>
          <table:table-cell table:style-name="Tabelle4.G2" office:value-type="string">
            <text:p text:style-name="P12"><text:span text:style-name="T14">CD, </text:span><text:span text:style-name="T13">GD</text:span></text:p>
          </table:table-cell>
        </table:table-row>
        <table:table-row table:style-name="Tabelle4.6">
          <table:table-cell table:style-name="Tabelle4.A2" office:value-type="string">
            <text:p text:style-name="Table_20_Contents">M.Ferreira</text:p>
          </table:table-cell>
          <table:table-cell table:style-name="Tabelle4.A2" office:value-type="string">
            <text:p text:style-name="P34">CA*, CB*</text:p>
          </table:table-cell>
          <table:table-cell table:style-name="Tabelle4.A2" office:value-type="string">
            <text:p text:style-name="P34">CC, CD</text:p>
          </table:table-cell>
          <table:table-cell table:style-name="Tabelle4.A2" office:value-type="string">
            <text:p text:style-name="P34">FA</text:p>
          </table:table-cell>
          <table:table-cell table:style-name="Tabelle4.A2" office:value-type="string">
            <text:p text:style-name="P12"><text:span text:style-name="T13">GA, GB, F</text:span><text:span text:style-name="T14">B</text:span><text:span text:style-name="T13">, FC</text:span></text:p>
          </table:table-cell>
          <table:table-cell table:style-name="Tabelle4.F2" office:value-type="string">
            <text:p text:style-name="P12"><text:span text:style-name="T14">CC, </text:span><text:span text:style-name="T13">GC, FD</text:span></text:p>
          </table:table-cell>
          <table:table-cell table:style-name="Tabelle4.G2" office:value-type="string">
            <text:p text:style-name="P12"><text:span text:style-name="T14">CD, </text:span><text:span text:style-name="T13">GD</text:span></text:p>
          </table:table-cell>
        </table:table-row>
        <table:table-row table:style-name="Tabelle4.7">
          <table:table-cell table:style-name="Tabelle4.A7" office:value-type="string">
            <text:p text:style-name="Table_20_Contents"/>
          </table:table-cell>
          <table:table-cell table:style-name="Tabelle4.B7" office:value-type="string">
            <text:p text:style-name="P37">M1</text:p>
          </table:table-cell>
          <table:table-cell table:style-name="Tabelle4.A7" office:value-type="string">
            <text:p text:style-name="P12"/>
          </table:table-cell>
          <table:table-cell table:style-name="Tabelle4.B7" office:value-type="string">
            <text:p text:style-name="P37">M2</text:p>
          </table:table-cell>
          <table:table-cell table:style-name="Tabelle4.A7" office:value-type="string">
            <text:p text:style-name="P12"/>
          </table:table-cell>
          <table:table-cell table:style-name="Tabelle4.B7" office:value-type="string">
            <text:p text:style-name="P37">M3</text:p>
          </table:table-cell>
          <table:table-cell table:style-name="Tabelle4.B7" office:value-type="string">
            <text:p text:style-name="P37">M4</text:p>
          </table:table-cell>
        </table:table-row>
      </table:table>
      <text:p text:style-name="P7">Iterationsdauer: <text:span text:style-name="T3">2</text:span> Woche<text:span text:style-name="T3">n</text:span></text:p>
      <text:p text:style-name="P7">Meilensteine:</text:p>
      <text:p text:style-name="P8">M0<text:tab/><text:tab/>18. - 18.09.2012<text:tab/><text:tab/>Kick Off<text:line-break/>M1<text:tab/><text:tab/>01. - 05.10.2012<text:tab/><text:tab/>LCO <text:span text:style-name="T4">- Inception</text:span><text:line-break/>M2<text:tab/><text:tab/><text:span text:style-name="T5">22</text:span>. - <text:span text:style-name="T5">26</text:span>.10.2012<text:tab/><text:tab/>LCA <text:span text:style-name="T17">- </text:span><text:span text:style-name="T4">Elaboration</text:span><text:line-break/>M3<text:tab/><text:tab/>12. - 16.11.2012<text:tab/><text:tab/>IOC <text:span text:style-name="T4">- Construction</text:span><text:line-break/>M4<text:tab/><text:tab/>10. - 14.12.2012<text:tab/><text:tab/><text:span text:style-name="T4">Transition &amp;</text:span> Release</text:p>
      <text:list xml:id="list30541566" text:continue-list="list30528743" text:style-name="WWNum2">
        <text:list-item>
          <text:h text:style-name="P52" text:outline-level="1"><text:bookmark-start text:name="__RefHeading__761_1748547469"/><text:bookmark text:name="_Toc336873427"/><text:span text:style-name="T2">4</text:span><text:bookmark-start text:name="_Toc336874354"/><text:span text:style-name="T1"> Iterationspläne</text:span><text:bookmark-end text:name="__RefHeading__761_1748547469"/><text:bookmark-end text:name="_Toc336874354"/></text:h>
        </text:list-item>
      </text:list>
      <text:h text:style-name="Heading_20_2" text:outline-level="2"><text:bookmark-start text:name="__RefHeading__1160_327212203"/><text:span text:style-name="T15">Iteration 1: </text:span><text:span text:style-name="T16">I1</text:span><text:bookmark-end text:name="__RefHeading__1160_327212203"/></text:h>
      <table:table table:name="Tabelle5" table:style-name="Tabelle5">
        <table:table-column table:style-name="Tabelle5.A"/>
        <table:table-column table:style-name="Tabelle5.B"/>
        <table:table-column table:style-name="Tabelle5.C"/>
        <table:table-row>
          <table:table-cell table:style-name="Tabelle5.A1" office:value-type="string">
            <text:p text:style-name="P18">Phase:</text:p>
          </table:table-cell>
          <table:table-cell table:style-name="Tabelle5.B1" office:value-type="string">
            <text:p text:style-name="P20">Inception</text:p>
          </table:table-cell>
          <table:table-cell table:style-name="Tabelle5.B1" office:value-type="string">
            <text:p text:style-name="P20">Elaboration</text:p>
          </table:table-cell>
        </table:table-row>
        <table:table-row>
          <table:table-cell table:style-name="Tabelle5.A1" office:value-type="string">
            <text:p text:style-name="P18">Iteration</text:p>
          </table:table-cell>
          <table:table-cell table:style-name="Tabelle5.B2" office:value-type="string">
            <text:p text:style-name="P21">I1</text:p>
          </table:table-cell>
          <table:table-cell table:style-name="Tabelle5.C2" office:value-type="string">
            <text:p text:style-name="P21">E1</text:p>
          </table:table-cell>
        </table:table-row>
        <table:table-row>
          <table:table-cell table:style-name="Tabelle5.A3" office:value-type="string">
            <text:p text:style-name="P15">Arizcorreta</text:p>
          </table:table-cell>
          <table:table-cell table:style-name="Tabelle5.B2" office:value-type="string">
            <text:p text:style-name="P22">CAA, CAB, CACA, CBA, CBBB, CBCA</text:p>
          </table:table-cell>
          <table:table-cell table:style-name="Tabelle5.C2" office:value-type="string">
            <text:p text:style-name="P13"/>
          </table:table-cell>
        </table:table-row>
        <table:table-row>
          <table:table-cell table:style-name="Tabelle5.A3" office:value-type="string">
            <text:p text:style-name="P18">Hermann</text:p>
          </table:table-cell>
          <table:table-cell table:style-name="Tabelle5.B2" office:value-type="string">
            <text:p text:style-name="P22">CAA, CAB, CAC, CACA, CBA, CBBB, CBCA, DA</text:p>
          </table:table-cell>
          <table:table-cell table:style-name="Tabelle5.C2" office:value-type="string">
            <text:p text:style-name="P13"/>
          </table:table-cell>
        </table:table-row>
        <table:table-row>
          <table:table-cell table:style-name="Tabelle5.A3" office:value-type="string">
            <text:p text:style-name="P15">Spörri</text:p>
          </table:table-cell>
          <table:table-cell table:style-name="Tabelle5.B2" office:value-type="string">
            <text:p text:style-name="P22">CAA, CAB, CACA, CBA, CBBA, CBCA, DB</text:p>
          </table:table-cell>
          <table:table-cell table:style-name="Tabelle5.C2" office:value-type="string">
            <text:p text:style-name="P13"/>
          </table:table-cell>
        </table:table-row>
        <table:table-row>
          <table:table-cell table:style-name="Tabelle5.A3" office:value-type="string">
            <text:p text:style-name="P18">M. Ferreira</text:p>
          </table:table-cell>
          <table:table-cell table:style-name="Tabelle5.B2" office:value-type="string">
            <text:p text:style-name="P22">CAA, CAB, CAC, CBA, CBBA, CBBC, CBBD, CBC</text:p>
          </table:table-cell>
          <table:table-cell table:style-name="Tabelle5.C2" office:value-type="string">
            <text:p text:style-name="P13"/>
          </table:table-cell>
        </table:table-row>
        <table:table-row>
          <table:table-cell table:style-name="Tabelle5.A1" office:value-type="string">
            <text:p text:style-name="P15"/>
          </table:table-cell>
          <table:table-cell table:style-name="Tabelle5.B7" office:value-type="string">
            <text:p text:style-name="P23">M1</text:p>
          </table:table-cell>
          <table:table-cell table:style-name="Tabelle5.C7" office:value-type="string">
            <text:p text:style-name="P13"/>
          </table:table-cell>
        </table:table-row>
      </table:table>
      <text:p text:style-name="P40"/>
      <text:h text:style-name="P59" text:outline-level="2"><text:bookmark-start text:name="__RefHeading__2102_327212203"/><text:span text:style-name="T15">Iteration 1: </text:span><text:span text:style-name="T16">E1</text:span><text:bookmark-end text:name="__RefHeading__2102_327212203"/></text:h>
      <table:table table:name="Tabelle6" table:style-name="Tabelle6">
        <table:table-column table:style-name="Tabelle6.A"/>
        <table:table-column table:style-name="Tabelle6.B"/>
        <table:table-column table:style-name="Tabelle6.C"/>
        <table:table-row>
          <table:table-cell table:style-name="Tabelle6.A1" office:value-type="string">
            <text:p text:style-name="P19">Phase:</text:p>
          </table:table-cell>
          <table:table-cell table:style-name="Tabelle6.B1" office:value-type="string">
            <text:p text:style-name="P24">Elaboration</text:p>
          </table:table-cell>
          <table:table-cell table:style-name="Tabelle6.B1" office:value-type="string">
            <text:p text:style-name="P20"/>
          </table:table-cell>
        </table:table-row>
        <table:table-row>
          <table:table-cell table:style-name="Tabelle6.A1" office:value-type="string">
            <text:p text:style-name="P19">Iteration</text:p>
          </table:table-cell>
          <table:table-cell table:style-name="Tabelle6.B2" office:value-type="string">
            <text:p text:style-name="P14"><text:span text:style-name="T16">E</text:span><text:span text:style-name="T15">1</text:span></text:p>
          </table:table-cell>
          <table:table-cell table:style-name="Tabelle6.C2" office:value-type="string">
            <text:p text:style-name="P14"><text:span text:style-name="T15">E</text:span><text:span text:style-name="T16">2</text:span></text:p>
          </table:table-cell>
        </table:table-row>
        <table:table-row>
          <table:table-cell table:style-name="Tabelle6.A3" office:value-type="string">
            <text:p text:style-name="P16">Arizcorreta</text:p>
          </table:table-cell>
          <table:table-cell table:style-name="Tabelle6.B2" office:value-type="string">
            <text:p text:style-name="P25">DB</text:p>
          </table:table-cell>
          <table:table-cell table:style-name="Tabelle6.C2" office:value-type="string">
            <text:p text:style-name="P17"/>
          </table:table-cell>
        </table:table-row>
        <table:table-row>
          <table:table-cell table:style-name="Tabelle6.A3" office:value-type="string">
            <text:p text:style-name="P19">Hermann</text:p>
          </table:table-cell>
          <table:table-cell table:style-name="Tabelle6.B2" office:value-type="string">
            <text:p text:style-name="P25">EA, EC</text:p>
          </table:table-cell>
          <table:table-cell table:style-name="Tabelle6.C2" office:value-type="string">
            <text:p text:style-name="P17"/>
          </table:table-cell>
        </table:table-row>
        <table:table-row>
          <table:table-cell table:style-name="Tabelle6.A3" office:value-type="string">
            <text:p text:style-name="P16">Spörri</text:p>
          </table:table-cell>
          <table:table-cell table:style-name="Tabelle6.B2" office:value-type="string">
            <text:p text:style-name="P25">CC, CD</text:p>
          </table:table-cell>
          <table:table-cell table:style-name="Tabelle6.C2" office:value-type="string">
            <text:p text:style-name="P17"/>
          </table:table-cell>
        </table:table-row>
        <table:table-row>
          <table:table-cell table:style-name="Tabelle6.A3" office:value-type="string">
            <text:p text:style-name="P19">M. Ferreira</text:p>
          </table:table-cell>
          <table:table-cell table:style-name="Tabelle6.B2" office:value-type="string">
            <text:p text:style-name="P25">CC, CD</text:p>
          </table:table-cell>
          <table:table-cell table:style-name="Tabelle6.C2" office:value-type="string">
            <text:p text:style-name="P17"/>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Header">
      <style:text-properties officeooo:paragraph-rsid="0038afe9"/>
    </style:style>
    <style:style style:name="MP2"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3"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499cm" fo:margin-bottom="2cm" fo:margin-left="2.499cm" fo:margin-right="2.499cm" style:writing-mode="lr-tb" style:layout-grid-color="#c0c0c0" style:layout-grid-lines="35"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SEPS – Gruppe 1<text:tab/><text:tab/>ZHAW – Winterthur</text:p>
        <text:p text:style-name="MP1">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2">Arizcorreta Rafael, <text:s/>Hermann Christoph, <text:tab/></text:p>
              <text:p text:style-name="MP2">Magalhaes-Ferreira,<text:bookmark text:name="_GoBack"/> Daniel, Spörri Raphael</text:p>
            </table:table-cell>
            <table:table-cell table:style-name="Tabelle1.B1" office:value-type="string">
              <text:p text:style-name="MP3"><text:page-number text:select-page="current">5</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50</meta:editing-cycles>
    <meta:creation-date>2012-09-24T08:02:00</meta:creation-date>
    <dc:date>2012-10-23T10:40:46.76</dc:date>
    <meta:editing-duration>PT5H32M54S</meta:editing-duration>
    <meta:generator>LibreOffice/3.6$Windows_x86 LibreOffice_project/e29a214-2bbed72-0621de6-a97528c-8f066d</meta:generator>
    <meta:document-statistic meta:table-count="6" meta:image-count="0" meta:object-count="0" meta:page-count="7" meta:paragraph-count="237" meta:word-count="809" meta:character-count="5295" meta:non-whitespace-character-count="4637"/>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